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" style:font-adornments="Normal" style:font-pitch="variable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officeooo:rsid="000c5321" officeooo:paragraph-rsid="000c5321"/>
    </style:style>
    <style:style style:name="P6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7" style:family="paragraph" style:parent-style-name="Title">
      <style:text-properties officeooo:rsid="0026b545" officeooo:paragraph-rsid="0026b545"/>
    </style:style>
    <style:style style:name="P8" style:family="paragraph" style:parent-style-name="Standard">
      <style:text-properties officeooo:rsid="002b5f97" officeooo:paragraph-rsid="002b5f97"/>
    </style:style>
    <style:style style:name="P9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">
      <style:paragraph-properties fo:text-align="center" style:justify-single-word="false"/>
      <style:text-properties officeooo:paragraph-rsid="002028d3"/>
    </style:style>
    <style:style style:name="P13" style:family="paragraph" style:parent-style-name="Text_20_body">
      <style:text-properties officeooo:rsid="00232a0a" officeooo:paragraph-rsid="00232a0a"/>
    </style:style>
    <style:style style:name="P14" style:family="paragraph" style:parent-style-name="Text_20_body">
      <style:text-properties officeooo:rsid="00241b07" officeooo:paragraph-rsid="00241b07"/>
    </style:style>
    <style:style style:name="P15" style:family="paragraph" style:parent-style-name="Text_20_body">
      <style:text-properties officeooo:rsid="002028d3" officeooo:paragraph-rsid="002028d3"/>
    </style:style>
    <style:style style:name="P16" style:family="paragraph" style:parent-style-name="Subtitle">
      <style:text-properties officeooo:rsid="002028d3" officeooo:paragraph-rsid="002028d3"/>
    </style:style>
    <style:style style:name="P17" style:family="paragraph" style:parent-style-name="Subtitle">
      <style:text-properties officeooo:paragraph-rsid="002028d3"/>
    </style:style>
    <style:style style:name="P18" style:family="paragraph" style:parent-style-name="Heading_20_1" style:list-style-name=""/>
    <style:style style:name="P19" style:family="paragraph" style:parent-style-name="Heading_20_1" style:list-style-name="">
      <style:text-properties officeooo:rsid="00232a0a" officeooo:paragraph-rsid="00232a0a"/>
    </style:style>
    <style:style style:name="P20" style:family="paragraph" style:parent-style-name="Heading_20_1">
      <style:paragraph-properties fo:break-before="page"/>
      <style:text-properties officeooo:rsid="00232a0a" officeooo:paragraph-rsid="00232a0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margin-top="0.199cm" fo:margin-bottom="0.199cm" style:contextual-spacing="false" fo:break-before="page"/>
      <style:text-properties officeooo:rsid="002808cf" officeooo:paragraph-rsid="002808cf"/>
    </style:style>
    <style:style style:name="P23" style:family="paragraph" style:parent-style-name="Heading_20_1">
      <style:paragraph-properties fo:margin-top="0.199cm" fo:margin-bottom="0.199cm" style:contextual-spacing="false" fo:break-before="page"/>
      <style:text-properties officeooo:rsid="0028f5e5"/>
    </style:style>
    <style:style style:name="P24" style:family="paragraph" style:parent-style-name="Standard">
      <style:paragraph-properties fo:margin-top="0.199cm" fo:margin-bottom="0.199cm" style:contextual-spacing="false"/>
      <style:text-properties officeooo:rsid="0026b545" officeooo:paragraph-rsid="003069f2"/>
    </style:style>
    <style:style style:name="P25" style:family="paragraph" style:parent-style-name="Standard">
      <style:paragraph-properties fo:margin-top="0.199cm" fo:margin-bottom="0.199cm" style:contextual-spacing="false"/>
      <style:text-properties officeooo:rsid="000c5321" officeooo:paragraph-rsid="000c5321"/>
    </style:style>
    <style:style style:name="P26" style:family="paragraph" style:parent-style-name="Standard">
      <style:paragraph-properties fo:margin-top="0.199cm" fo:margin-bottom="0.199cm" style:contextual-spacing="false"/>
      <style:text-properties officeooo:rsid="000c5321" officeooo:paragraph-rsid="0026d87f"/>
    </style:style>
    <style:style style:name="P27" style:family="paragraph" style:parent-style-name="Standard">
      <style:paragraph-properties fo:margin-top="0.199cm" fo:margin-bottom="0.199cm" style:contextual-spacing="false"/>
      <style:text-properties officeooo:rsid="000c5321" officeooo:paragraph-rsid="0022cdbe"/>
    </style:style>
    <style:style style:name="P28" style:family="paragraph" style:parent-style-name="Standard">
      <style:paragraph-properties fo:margin-top="0.199cm" fo:margin-bottom="0.199cm" style:contextual-spacing="false"/>
      <style:text-properties officeooo:rsid="0026d87f" officeooo:paragraph-rsid="0026d87f"/>
    </style:style>
    <style:style style:name="P29" style:family="paragraph" style:parent-style-name="Standard">
      <style:paragraph-properties fo:margin-top="0.199cm" fo:margin-bottom="0.199cm" style:contextual-spacing="false"/>
      <style:text-properties style:text-underline-style="solid" style:text-underline-width="auto" style:text-underline-color="font-color" fo:font-weight="bold" officeooo:rsid="0026b545" officeooo:paragraph-rsid="003069f2" style:font-weight-asian="bold" style:font-weight-complex="bold"/>
    </style:style>
    <style:style style:name="P30" style:family="paragraph" style:parent-style-name="Standard">
      <style:paragraph-properties fo:margin-top="0.199cm" fo:margin-bottom="0.199cm" style:contextual-spacing="false"/>
      <style:text-properties officeooo:rsid="002808cf" officeooo:paragraph-rsid="002808cf"/>
    </style:style>
    <style:style style:name="P31" style:family="paragraph" style:parent-style-name="Standard">
      <style:paragraph-properties fo:margin-top="0.101cm" fo:margin-bottom="0.101cm" style:contextual-spacing="false"/>
      <style:text-properties officeooo:rsid="002808cf" officeooo:paragraph-rsid="002808cf"/>
    </style:style>
    <style:style style:name="P32" style:family="paragraph" style:parent-style-name="Standard">
      <style:paragraph-properties fo:margin-top="0.199cm" fo:margin-bottom="0.199cm" style:contextual-spacing="false"/>
      <style:text-properties officeooo:rsid="002808cf" officeooo:paragraph-rsid="0039fc4a"/>
    </style:style>
    <style:style style:name="P33" style:family="paragraph" style:parent-style-name="Standard">
      <style:paragraph-properties fo:margin-top="0.199cm" fo:margin-bottom="0.199cm" style:contextual-spacing="false"/>
      <style:text-properties officeooo:rsid="000cb021" officeooo:paragraph-rsid="000cb021"/>
    </style:style>
    <style:style style:name="P34" style:family="paragraph" style:parent-style-name="Standard">
      <style:paragraph-properties fo:margin-top="0.199cm" fo:margin-bottom="0.199cm" style:contextual-spacing="false"/>
      <style:text-properties officeooo:rsid="0028ca70" officeooo:paragraph-rsid="0028ca70"/>
    </style:style>
    <style:style style:name="P35" style:family="paragraph" style:parent-style-name="Standard">
      <style:paragraph-properties fo:margin-top="0.199cm" fo:margin-bottom="0.199cm" style:contextual-spacing="false"/>
      <style:text-properties officeooo:rsid="0028ca70" officeooo:paragraph-rsid="003291bd"/>
    </style:style>
    <style:style style:name="P36" style:family="paragraph" style:parent-style-name="Standard">
      <style:paragraph-properties fo:margin-top="0.199cm" fo:margin-bottom="0.199cm" style:contextual-spacing="false"/>
      <style:text-properties officeooo:rsid="0028f5e5" officeooo:paragraph-rsid="0028f5e5"/>
    </style:style>
    <style:style style:name="P37" style:family="paragraph" style:parent-style-name="Standard">
      <style:paragraph-properties fo:margin-top="0.199cm" fo:margin-bottom="0.199cm" style:contextual-spacing="false"/>
      <style:text-properties officeooo:rsid="002a7d90" officeooo:paragraph-rsid="002a7d90"/>
    </style:style>
    <style:style style:name="P38" style:family="paragraph" style:parent-style-name="Standard">
      <style:paragraph-properties fo:margin-top="0.199cm" fo:margin-bottom="0.199cm" style:contextual-spacing="false"/>
      <style:text-properties officeooo:rsid="00357646" officeooo:paragraph-rsid="00357646"/>
    </style:style>
    <style:style style:name="P39" style:family="paragraph" style:parent-style-name="Standard">
      <style:paragraph-properties fo:margin-top="0.199cm" fo:margin-bottom="0.199cm" style:contextual-spacing="false"/>
      <style:text-properties officeooo:rsid="003704e0" officeooo:paragraph-rsid="003704e0"/>
    </style:style>
    <style:style style:name="P40" style:family="paragraph" style:parent-style-name="Standard">
      <style:paragraph-properties fo:margin-top="0.101cm" fo:margin-bottom="0.101cm" style:contextual-spacing="false"/>
      <style:text-properties officeooo:rsid="0038a857" officeooo:paragraph-rsid="0038a857"/>
    </style:style>
    <style:style style:name="P41" style:family="paragraph" style:parent-style-name="Standard">
      <style:paragraph-properties fo:margin-top="0.199cm" fo:margin-bottom="0.199cm" style:contextual-spacing="false"/>
      <style:text-properties officeooo:rsid="003ba550" officeooo:paragraph-rsid="003ba550"/>
    </style:style>
    <style:style style:name="P42" style:family="paragraph" style:parent-style-name="Standard">
      <style:paragraph-properties fo:margin-top="0.199cm" fo:margin-bottom="0.199cm" style:contextual-spacing="false"/>
      <style:text-properties officeooo:rsid="003ebbf3" officeooo:paragraph-rsid="003ebbf3"/>
    </style:style>
    <style:style style:name="P43" style:family="paragraph" style:parent-style-name="Standard">
      <style:paragraph-properties fo:margin-top="0.199cm" fo:margin-bottom="0.199cm" style:contextual-spacing="false"/>
      <style:text-properties officeooo:rsid="0042e0b6" officeooo:paragraph-rsid="0042e0b6"/>
    </style:style>
    <style:style style:name="P44" style:family="paragraph" style:parent-style-name="Standard">
      <style:paragraph-properties fo:margin-top="0.199cm" fo:margin-bottom="0.199cm" style:contextual-spacing="false"/>
      <style:text-properties officeooo:rsid="0042e8aa" officeooo:paragraph-rsid="0042e8aa"/>
    </style:style>
    <style:style style:name="P45" style:family="paragraph" style:parent-style-name="Standard">
      <style:paragraph-properties fo:margin-top="0.199cm" fo:margin-bottom="0.199cm" style:contextual-spacing="false"/>
      <style:text-properties officeooo:rsid="0044e1bf" officeooo:paragraph-rsid="0044e1bf"/>
    </style:style>
    <style:style style:name="P46" style:family="paragraph" style:parent-style-name="Standard">
      <style:paragraph-properties fo:margin-top="0.199cm" fo:margin-bottom="0.199cm" style:contextual-spacing="false"/>
      <style:text-properties officeooo:rsid="00461906" officeooo:paragraph-rsid="00461906"/>
    </style:style>
    <style:style style:name="P47" style:family="paragraph" style:parent-style-name="Standard">
      <style:paragraph-properties fo:margin-top="0.199cm" fo:margin-bottom="0.199cm" style:contextual-spacing="false"/>
      <style:text-properties fo:color="#3faf46" loext:opacity="100%" style:text-underline-style="solid" style:text-underline-width="auto" style:text-underline-color="font-color" fo:font-weight="bold" officeooo:rsid="0028ca70" officeooo:paragraph-rsid="003291bd" style:font-weight-asian="bold" style:font-weight-complex="bold"/>
    </style:style>
    <style:style style:name="P48" style:family="paragraph" style:parent-style-name="Standard">
      <style:paragraph-properties fo:margin-top="0.199cm" fo:margin-bottom="0.199cm" style:contextual-spacing="false"/>
      <style:text-properties officeooo:rsid="0047d468" officeooo:paragraph-rsid="0047d468"/>
    </style:style>
    <style:style style:name="P49" style:family="paragraph" style:parent-style-name="Standard">
      <style:paragraph-properties fo:margin-top="0.199cm" fo:margin-bottom="0.199cm" style:contextual-spacing="false"/>
      <style:text-properties officeooo:rsid="004862df" officeooo:paragraph-rsid="004862df"/>
    </style:style>
    <style:style style:name="P50" style:family="paragraph" style:parent-style-name="Standard">
      <style:paragraph-properties fo:margin-top="0.199cm" fo:margin-bottom="0.199cm" style:contextual-spacing="false"/>
      <style:text-properties officeooo:rsid="004900c5" officeooo:paragraph-rsid="004900c5"/>
    </style:style>
    <style:style style:name="P51" style:family="paragraph" style:parent-style-name="Standard">
      <style:paragraph-properties fo:margin-top="0.199cm" fo:margin-bottom="0.199cm" style:contextual-spacing="false"/>
      <style:text-properties officeooo:rsid="00496002" officeooo:paragraph-rsid="00496002"/>
    </style:style>
    <style:style style:name="P52" style:family="paragraph" style:parent-style-name="Standard">
      <style:paragraph-properties fo:margin-top="0.199cm" fo:margin-bottom="0.199cm" style:contextual-spacing="false"/>
      <style:text-properties officeooo:rsid="004a7807" officeooo:paragraph-rsid="004a7807"/>
    </style:style>
    <style:style style:name="P53" style:family="paragraph" style:parent-style-name="Standard">
      <style:paragraph-properties fo:margin-top="0.199cm" fo:margin-bottom="0.199cm" style:contextual-spacing="false"/>
      <style:text-properties officeooo:rsid="004b22fb" officeooo:paragraph-rsid="004b22fb"/>
    </style:style>
    <style:style style:name="P54" style:family="paragraph" style:parent-style-name="Standard">
      <style:paragraph-properties fo:margin-top="0.199cm" fo:margin-bottom="0.199cm" style:contextual-spacing="false"/>
      <style:text-properties officeooo:rsid="004f74db" officeooo:paragraph-rsid="004f74db"/>
    </style:style>
    <style:style style:name="P55" style:family="paragraph" style:parent-style-name="Standard">
      <style:paragraph-properties fo:margin-top="0.199cm" fo:margin-bottom="0.199cm" style:contextual-spacing="false"/>
      <style:text-properties officeooo:rsid="00509c66" officeooo:paragraph-rsid="00509c66"/>
    </style:style>
    <style:style style:name="P56" style:family="paragraph" style:parent-style-name="Standard">
      <style:paragraph-properties fo:margin-top="0.199cm" fo:margin-bottom="0.199cm" style:contextual-spacing="false"/>
      <style:text-properties officeooo:rsid="00528e28" officeooo:paragraph-rsid="00528e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officeooo:rsid="00232a0a"/>
    </style:style>
    <style:style style:name="T4" style:family="text">
      <style:text-properties officeooo:rsid="0026b545"/>
    </style:style>
    <style:style style:name="T5" style:family="text">
      <style:text-properties officeooo:rsid="0026d87f"/>
    </style:style>
    <style:style style:name="T6" style:family="text">
      <style:text-properties officeooo:rsid="002808cf"/>
    </style:style>
    <style:style style:name="T7" style:family="text">
      <style:text-properties officeooo:rsid="0028ca70"/>
    </style:style>
    <style:style style:name="T8" style:family="text">
      <style:text-properties officeooo:rsid="0028f5e5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468a1a" loext:opacity="100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style:text-underline-style="solid" style:text-underline-width="auto" style:text-underline-color="font-color"/>
    </style:style>
    <style:style style:name="T14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ff0000" loext:opacity="100%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0000" loext:opacity="100%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color="#ff0000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SS</text:p>
      <text:p text:style-name="P17"/>
      <text:p text:style-name="P17">Cuestionario con soluciones <text:span text:style-name="T2">para módulo </text:span></text:p>
      <text:p text:style-name="P16">Linguaxes de marcas e sistemas de xestión da información</text:p>
      <text:p text:style-name="P15"/>
      <text:p text:style-name="P9">Parte I</text:p>
      <text:p text:style-name="P3"/>
      <text:p text:style-name="P3">CIFP RODOLFO UCHA</text:p>
      <text:p text:style-name="P4"/>
      <text:p text:style-name="P12">Este obra está bajo una licencia de </text:p>
      <text:p text:style-name="P12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10"><text:a xlink:type="simple" xlink:href="#__RefHeading___Toc9640_2749633800" text:style-name="Index_20_Link" text:visited-style-name="Index_20_Link">CONTEXTO<text:tab/>3</text:a></text:p>
          <text:p text:style-name="P10"><text:a xlink:type="simple" xlink:href="#__RefHeading___Toc9642_2749633800" text:style-name="Index_20_Link" text:visited-style-name="Index_20_Link">INTRODUCCIÓN<text:tab/>4</text:a></text:p>
          <text:p text:style-name="P10"><text:a xlink:type="simple" xlink:href="#__RefHeading___Toc9644_2749633800" text:style-name="Index_20_Link" text:visited-style-name="Index_20_Link">SELECTORES<text:tab/>6</text:a></text:p>
          <text:p text:style-name="P10"><text:a xlink:type="simple" xlink:href="#__RefHeading___Toc9646_2749633800" text:style-name="Index_20_Link" text:visited-style-name="Index_20_Link">UNIDADES DE MEDIDA<text:tab/>8</text:a></text:p>
          <text:p text:style-name="P10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19" text:outline-level="1"/>
      <text:h text:style-name="P20" text:outline-level="1"><text:bookmark-start text:name="__RefHeading___Toc9640_2749633800"/>CONTEXTO<text:bookmark-end text:name="__RefHeading___Toc9640_2749633800"/></text:h>
      <text:p text:style-name="P13">Estas preguntas se han extraído del contenido del curso online:</text:p>
      <text:p text:style-name="P13"><text:a xlink:type="simple" xlink:href="https://uniwebsidad.com/libros/css" text:style-name="Internet_20_link" text:visited-style-name="Visited_20_Internet_20_Link">https://uniwebsidad.com/libros/css</text:a> <text:s/></text:p>
      <text:p text:style-name="P14">Para la casi totalidad de las preguntas se pueden extraer la respuesta de lo allí indicado. </text:p>
      <text:h text:style-name="P18" text:outline-level="1"/>
      <text:h text:style-name="P21" text:outline-level="1"><text:bookmark-start text:name="__RefHeading___Toc9642_2749633800"/>I<text:span text:style-name="T3">NTRODUCCIÓN</text:span><text:bookmark-end text:name="__RefHeading___Toc9642_2749633800"/></text:h>
      <text:p text:style-name="P25">1. <text:span text:style-name="T4">¿Quién y cuándo</text:span> decidió apostar por el desarrollo y estandarización de CSS y lo añadió a su grupo de trabajo de HTML? <text:span text:style-name="T4">¿Cuando se publicó la primera recomendación oficial?</text:span></text:p>
      <text:p text:style-name="P25">En 1995, el W3C. A finales de 1996.</text:p>
      <text:p text:style-name="P25">2. ¿<text:span text:style-name="T4">Cúal es la última recomendación de CSS</text:span>?</text:p>
      <text:p text:style-name="P24">A) CSS nivel 1<text:tab/></text:p>
      <text:p text:style-name="P24">B) CSS nivel 2<text:tab/></text:p>
      <text:p text:style-name="P29"><text:span text:style-name="T9">C) </text:span><text:span text:style-name="T10">CSS nivel 3</text:span></text:p>
      <text:p text:style-name="P24">D) CSS nivel 5</text:p>
      <text:p text:style-name="P26">3. ¿<text:span text:style-name="T5">Cómo se denomina la parte del navegador que se encarga de interpretar el código HTML y CSS para mostrar las páginas?</text:span></text:p>
      <text:p text:style-name="P38">Motor</text:p>
      <text:p text:style-name="P25">5. CSS permite separar los contenidos de la página y la información sobre su aspecto. <text:span text:style-name="T5">¿Verdadero o falso?</text:span></text:p>
      <text:p text:style-name="P39">Verdadero</text:p>
      <text:p text:style-name="P25">6. ¿Cuál <text:span text:style-name="T5">no </text:span>es <text:span text:style-name="T5">una posibilidad para incluir CSS en un documento XHTML</text:span>?</text:p>
      <text:p text:style-name="P26"/>
      <text:p text:style-name="P28">7. <text:span text:style-name="T6">En el ejemplo:</text:span></text:p>
      <text:p text:style-name="P30">h2 { color : red; }</text:p>
      <text:p text:style-name="P30">¿Cuál es el selector?</text:p>
      <text:p text:style-name="P40">h2</text:p>
      <text:p text:style-name="P31">¿Cuál es la propiedad?</text:p>
      <text:p text:style-name="P40">color</text:p>
      <text:p text:style-name="P31">¿Cuál es el valor?</text:p>
      <text:p text:style-name="P40">red</text:p>
      <text:p text:style-name="P31">¿Cuál es la declaración?</text:p>
      <text:p text:style-name="P40">color : red</text:p>
      <text:p text:style-name="P31">¿Cuál es la regla?</text:p>
      <text:p text:style-name="P32">h2 { color : red; }</text:p>
      <text:p text:style-name="P30"><text:soft-page-break/>8. El estándar CSS 2.1 define 115 propiedades, cada una con su propia lista de valores permitidos. Por su parte, con los últimos borradores del estándar CSS 3 ya hay al menos 239 propiedades. ¿Verdadero o falso?</text:p>
      <text:p text:style-name="P41">Verdadero.</text:p>
      <text:p text:style-name="P30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42">Tv, screen, braille</text:p>
      <text:p text:style-name="P30">10. ¿Qué reglas son un tipo especial de regla CSS que permiten indicar de forma directa el medio o medios en los que se aplicarán los estilos incluidos en la regla.</text:p>
      <text:p text:style-name="P30">@media</text:p>
      <text:p text:style-name="P30">11. Indica cual de las siguientes afirmaciones sobre comentarios es falsa:</text:p>
      <text:p text:style-name="P30">a) El comienzo de un comentario se indica mediante los caracteres /* y el final del comentario se indica mediante */</text:p>
      <text:p text:style-name="P30">b) Los comentarios pueden ocupar tantas líneas como sea necesario, pero no se puede incluir un comentario dentro de otro comentario</text:p>
      <text:p text:style-name="P30">c) Aunque los navegadores ignoran los comentarios, su contenido se envía junto con el resto de estilos, por lo que no se debe incluir en ellos ninguna información sensible o confidencial.</text:p>
      <text:p text:style-name="P30">d) <text:span text:style-name="T14">La sintaxis de los comentarios CSS es igual a la de los comentarios HTML</text:span></text:p>
      <text:h text:style-name="P22" text:outline-level="1"><text:bookmark-start text:name="__RefHeading___Toc9644_2749633800"/>SELECTORES<text:bookmark-end text:name="__RefHeading___Toc9644_2749633800"/></text:h>
      <text:p text:style-name="P27"><text:span text:style-name="T6">12</text:span>. La declaración indica "qué hay que hacer" y el selector indica "a quién hay que hacérselo". <text:span text:style-name="T6">¿Verdadero o falso?</text:span></text:p>
      <text:p text:style-name="P43">Verdadero</text:p>
      <text:p text:style-name="P33"><text:span text:style-name="T7">14.</text:span> A un mismo elemento HTML se le pueden aplicar varias reglas CSS y cada regla CSS puede aplicarse a un número ilimitado de elementos. <text:span text:style-name="T7">¿Verdadero o falso?</text:span></text:p>
      <text:p text:style-name="P44">Verdadero</text:p>
      <text:p text:style-name="P34">15. ¿Cuál de las siguientes es falsa sobre el selector universal?</text:p>
      <text:p text:style-name="P34">a) Se utiliza para seleccionar todos los elementos de la página.</text:p>
      <text:p text:style-name="P34">b) <text:span text:style-name="T17">El selector universal se indica mediante una almohadilla (#)</text:span></text:p>
      <text:p text:style-name="P34">c) <text:s/>A pesar de su sencillez, no se utiliza habitualmente, ya que es difícil que un mismo estilo se pueda aplicar a todos los elementos de una página.</text:p>
      <text:p text:style-name="P34">d) No obstante, sí que se suele combinar con otros selectores</text:p>
      <text:p text:style-name="P34">16. El selector de tipo o etiqueta selecciona todos los elementos de la página cuya etiqueta HTML coincide con el valor del selector. ¿Verdadero o falso?</text:p>
      <text:p text:style-name="P45">Verdadero</text:p>
      <text:p text:style-name="P34">17. El selector descendente selecciona los elementos que se encuentran dentro de otros elementos. ¿Verdadero o falso?</text:p>
      <text:p text:style-name="P46">Verdadero</text:p>
      <text:p text:style-name="P34">18. Con este CSS:</text:p>
      <text:p text:style-name="P34">p span { color: red; }</text:p>
      <text:p text:style-name="P34">Si el código HTML de la página es el siguiente:</text:p>
      <text:p text:style-name="P34">&lt;p&gt;</text:p>
      <text:p text:style-name="P34"><text:s text:c="2"/>...</text:p>
      <text:p text:style-name="P34"><text:s text:c="2"/>&lt;span&gt;texto1&lt;/span&gt;</text:p>
      <text:p text:style-name="P34"><text:s text:c="2"/>...</text:p>
      <text:p text:style-name="P34"><text:s text:c="2"/>&lt;a href=""&gt;...&lt;span&gt;texto2&lt;/span&gt;&lt;/a&gt;</text:p>
      <text:p text:style-name="P34"><text:s text:c="2"/>...</text:p>
      <text:p text:style-name="P34">&lt;/p&gt;</text:p>
      <text:p text:style-name="P34"><text:soft-page-break/>¿Qué texto estará en rojo?</text:p>
      <text:p text:style-name="P35">a) texto1<text:tab/><text:tab/></text:p>
      <text:p text:style-name="P35">b) texto2<text:tab/></text:p>
      <text:p text:style-name="P47">c) los dos</text:p>
      <text:p text:style-name="P35">d) ninguno</text:p>
      <text:p text:style-name="P34"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48">Verdadero</text:p>
      <text:p text:style-name="P34">20. Para los selectores de clase, se prefija el valor del atributo class con un asterisco (*). ¿Verdadero o falso?</text:p>
      <text:p text:style-name="P49">Falso (.)</text:p>
      <text:p text:style-name="P36">21. El selector de ID permite seleccionar un elemento de la página a través del valor de su atributo id. ¿Verdadero o falso?</text:p>
      <text:p text:style-name="P50">Verdadero</text:p>
      <text:h text:style-name="P23" text:outline-level="1"><text:bookmark-start text:name="__RefHeading___Toc9646_2749633800"/>UNIDADES DE MEDIDA<text:bookmark-end text:name="__RefHeading___Toc9646_2749633800"/></text:h>
      <text:p text:style-name="P33"><text:span text:style-name="T8">22</text:span>. CSS divide las unidades de medida en dos grupos: absolutas, relativas <text:span text:style-name="T8">y mixtas. ¿Verdadero o falso?</text:span></text:p>
      <text:p text:style-name="P51">Falso</text:p>
      <text:p text:style-name="P33"><text:span text:style-name="T8">23</text:span>. in,<text:span text:style-name="T8">cm,mm,pt,pc son unidades relativas. ¿Verdadero o falso?</text:span></text:p>
      <text:p text:style-name="P52">Falso</text:p>
      <text:p text:style-name="P36">24. ¿Cuál es falsa de las siguientes afirmaciones?</text:p>
      <text:p text:style-name="P36">a) Una medida indicada mediante unidades absolutas está completamente definida, ya que su valor no depende de otro valor de referencia</text:p>
      <text:p text:style-name="P36">b) <text:span text:style-name="T14">Su principal ventaja es que son muy flexibles y se adaptan fácilmente a los diferentes medios.</text:span></text:p>
      <text:p text:style-name="P36">c) De todas las unidades absolutas, la única que suele utilizarse es el punto (pt)</text:p>
      <text:p text:style-name="P36">d) El punto se trata de la unidad de medida preferida para establecer el tamaño del texto en los documentos que se van a imprimir, es decir, para el medio print de CSS</text:p>
      <text:p text:style-name="P36">25. em, ex y px son unidades relativas. ¿Verdadero o falso?</text:p>
      <text:p text:style-name="P53">Verdadero</text:p>
      <text:p text:style-name="P37">26. ¿Cuál de las siguientes no es una recomendación?</text:p>
      <text:p text:style-name="P37">a) En general, se recomienda el uso de unidades relativas siempre que sea posible, ya que mejora la accesibilidad de la página y permite que los documentos se adapten fácilmente a cualquier medio y dispositivo.</text:p>
      <text:p text:style-name="P37">b) Se recomienda el uso de la unidad em para indicar el tamaño del texto y para todas las medidas que sean posibles.</text:p>
      <text:p text:style-name="P37">c) Normalmente se utilizan píxel y porcentajes para definir el layout del documento (básicamente, la anchura de las columnas y de los elementos de las páginas) y em y porcentajes para el tamaño de letra de los textos.</text:p>
      <text:p text:style-name="P37">d) <text:span text:style-name="T18">Es mejor usar el sistema americano con la unidad in que las unidades del sistema internacional cm y mm</text:span></text:p>
      <text:p text:style-name="P37">27. CSS define 17 palabras clave para referirse a los colores básicos. ¿Verdadero o falso?</text:p>
      <text:p text:style-name="P54">Verdadero</text:p>
      <text:p text:style-name="P37">28. Además de la lista básica, los navegadores modernos soportan muchos otros nombres de colores. ¿Verdadero o falso?</text:p>
      <text:p text:style-name="P55">Verdadero</text:p>
      <text:p text:style-name="P37"><text:soft-page-break/>29. En el campo del diseño gráfico, se han definido varios modelos para hacer referencia a los colores. Los dos modelos más conocidos son RGB y CMYK. ¿Verdadero o falso?</text:p>
      <text:p text:style-name="P56">Verdadero</text:p>
      <text:p text:style-name="P37">30. RGB se puede indicar mediante números decimales, hexadecimales o porcentajes. ¿Verdadero o falso?</text:p>
      <text:p text:style-name="P56">Verdadero</text:p>
      <text:h text:style-name="P21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6"><text:a xlink:type="simple" xlink:href="https://uniwebsidad.com/libros/css/capitulo-15" text:style-name="Internet_20_link" text:visited-style-name="Visited_20_Internet_20_Link">https://uniwebsidad.com/libros/css/capitulo-15</text:a></text:p>
      <text:p text:style-name="P6"/>
      <text:p text:style-name="P2">Ejercicio de colores</text:p>
      <text:p text:style-name="P8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0-25T13:36:12.159000000</dc:date>
    <meta:editing-duration>PT1H33M38S</meta:editing-duration>
    <meta:editing-cycles>41</meta:editing-cycles>
    <meta:generator>LibreOffice/7.2.7.2$Windows_X86_64 LibreOffice_project/8d71d29d553c0f7dcbfa38fbfda25ee34cce99a2</meta:generator>
    <meta:document-statistic meta:table-count="0" meta:image-count="0" meta:object-count="0" meta:page-count="10" meta:paragraph-count="119" meta:word-count="1104" meta:character-count="6466" meta:non-whitespace-character-count="5458"/>
  </office:meta>
</office:document-meta>
</file>